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line-height="115%"/>
      <style:text-properties fo:font-size="14pt" style:text-underline-style="solid" style:text-underline-width="auto" style:text-underline-color="font-color" fo:font-weight="normal" officeooo:rsid="00007a87" officeooo:paragraph-rsid="00007a87" style:font-weight-asian="normal" style:font-weight-complex="normal"/>
    </style:style>
    <style:style style:name="P2" style:family="paragraph" style:parent-style-name="Standard">
      <style:paragraph-properties fo:line-height="115%"/>
      <style:text-properties fo:font-size="14pt" style:text-underline-style="solid" style:text-underline-width="auto" style:text-underline-color="font-color" fo:font-weight="bold" officeooo:rsid="00007a87" officeooo:paragraph-rsid="00007a87" style:font-weight-asian="bold" style:font-weight-complex="bold"/>
    </style:style>
    <style:style style:name="P3" style:family="paragraph" style:parent-style-name="Standard">
      <style:paragraph-properties fo:line-height="115%"/>
      <style:text-properties fo:font-size="18pt" fo:font-weight="bold" officeooo:rsid="00007a87" officeooo:paragraph-rsid="00007a87" style:font-weight-asian="bold" style:font-weight-complex="bold"/>
    </style:style>
    <style:style style:name="T1" style:family="text">
      <style:text-properties style:text-underline-style="none"/>
    </style:style>
    <style:style style:name="T2" style:family="text">
      <style:text-properties style:text-underline-style="none"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Modelo RESTFul</text:p>
      <text:p text:style-name="P1"/>
      <text:p text:style-name="P1">REST<text:span text:style-name="T1">: é um padrão usado para criar e disponibilizar serviços na web. O termo significa Representational State Transfer, que traduzido para português é Transferência Representacional de Estado. </text:span></text:p>
      <text:p text:style-name="P1"><text:span text:style-name="T1">Ele funciona como um guia de boas práticas, pois define os requisitos de desenvolvimento das APIs.</text:span></text:p>
      <text:p text:style-name="P1"><text:span text:style-name="T1"/></text:p>
      <text:p text:style-name="P2"><text:span text:style-name="T1">Funcionamento de uma API</text:span></text:p>
      <text:p text:style-name="P1"><text:span text:style-name="T1">Ao desenvolver uma aplicação, uma API é utilizada como um mediador entre a sua aplicação e outras que estão na web.</text:span></text:p>
      <text:p text:style-name="P1"><text:span text:style-name="T1">Diferentes apps podem ter acesso a uma mesma aplicação disponível na web.</text:span></text:p>
      <text:p text:style-name="P1"><text:span text:style-name="T1">Pode ser desenvolvida em qualquer linguagem de programação.</text:span></text:p>
      <text:p text:style-name="P1"><text:span text:style-name="T1">Isso é possível porque a sua aplicação se comunica com a API, não com outra aplicação de linguagem diferente. Assim, é a API que busca os dados que a sua aplicação necessita.</text:span></text:p>
      <text:p text:style-name="P1"><text:span text:style-name="T1"/></text:p>
      <text:p text:style-name="P1"><text:span text:style-name="T1">a </text:span><text:span text:style-name="T2">RESTful</text:span><text:span text:style-name="T1"> surge com base na API REST. Enquanto REST é um padrão de arquitetura para criar serviços e disponibilizá-los na web, ou seja, é a parte conceitual, o serviço RESTful é aquele que implementa esse padrão.</text:span></text:p>
      <text:p text:style-name="P1"><text:span text:style-name="T1"/></text:p>
      <text:p text:style-name="P1"><text:span text:style-name="T1">Não há diferenças entre REST e RESTful para as APIs. REST é o conjunto das restrições, as regras, e RESTful é a API que as cumpre.</text:span></text:p>
      <text:p text:style-name="P1"><text:span text:style-name="T1">Além disso, uma API RESTful usa uma requisição para criar uma série de pequenos módulos. Estes são chamados de rotas e abordam uma parte da transação.</text:span></text:p>
      <text:p text:style-name="P1"><text:span text:style-name="T1"/></text:p>
      <text:p text:style-name="P1"><text:span text:style-name="T1">REST define o conjunto de regras e a RESTful as cumpre.</text:span></text:p>
      <text:p text:style-name="P1"><text:span text:style-name="T1">Complexo produzir sua API Rest do zero quando o projeto é grande.</text:span></text:p>
      <text:p text:style-name="P1"><text:span text:style-name="T1"/></text:p>
      <text:p text:style-name="P1"><text:span text:style-name="T1">Operações:</text:span></text:p>
      <text:p text:style-name="P1"><text:span text:style-name="T1">- usar o protocolo HTTP;</text:span></text:p>
      <text:p text:style-name="P1"><text:span text:style-name="T1">- suas comunicações devem acontecer de maneira independente e padronizada, disponibilizando todas as informações necessárias;</text:span></text:p>
      <text:p text:style-name="P1"><text:span text:style-name="T1">- utilizar cache;</text:span></text:p>
      <text:p text:style-name="P1"><text:span text:style-name="T1">- ter as documentações da parte do cliente e do servidor;</text:span></text:p>
      <text:p text:style-name="P1"><text:span text:style-name="T1">- facilitar e priorizar a escalabilidade, confiabilidade e segurança; </text:span></text:p>
      <text:p text:style-name="P1"><text:span text:style-name="T1">- ser extensível.</text:span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Arial" fo:font-size="12pt" fo:language="pt" fo:country="BR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1-07T09:12:09.897000000</meta:creation-date>
    <dc:date>2023-11-07T09:22:39.351000000</dc:date>
    <meta:editing-duration>PT10M30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0" meta:word-count="281" meta:character-count="1682" meta:non-whitespace-character-count="1419"/>
  </office:meta>
</office:document-meta>
</file>